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rebuchet Ms" svg:font-family="'Trebuchet M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111in" loext:contextual-spacing="false" fo:line-height="100%" fo:text-align="center" style:justify-single-word="false"/>
    </style:style>
    <style:style style:name="P2" style:family="paragraph" style:parent-style-name="Standard" style:master-page-name="Standard">
      <style:paragraph-properties fo:margin-top="0in" fo:margin-bottom="0.111in" loext:contextual-spacing="false" fo:line-height="100%" style:page-number="1"/>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center" style:justify-single-word="false"/>
      <style:text-properties style:font-name="Trebuchet MS" fo:font-size="10.5pt" fo:font-weight="bold" style:font-name-asian="Trebuchet MS1" style:font-size-asian="10.5pt" style:font-weight-asian="bold" style:font-name-complex="Trebuchet MS1" style:font-size-complex="10.5pt"/>
    </style:style>
    <style:style style:name="P5" style:family="paragraph" style:parent-style-name="Standard">
      <style:paragraph-properties fo:margin-top="0in" fo:margin-bottom="0in" loext:contextual-spacing="false"/>
      <style:text-properties style:font-name="Trebuchet MS" fo:font-size="12pt" style:font-name-asian="Trebuchet MS1" style:font-size-asian="12pt" style:font-name-complex="Trebuchet MS1" style:font-size-complex="12pt"/>
    </style:style>
    <style:style style:name="P6" style:family="paragraph" style:parent-style-name="Standard">
      <style:paragraph-properties fo:margin-top="0in" fo:margin-bottom="0in" loext:contextual-spacing="false" fo:text-align="justify" style:justify-single-word="false"/>
      <style:text-properties style:font-name="Trebuchet MS" fo:font-size="12pt" style:font-name-asian="Trebuchet MS1" style:font-size-asian="12pt" style:font-name-complex="Trebuchet MS1" style:font-size-complex="12pt"/>
    </style:style>
    <style:style style:name="P7" style:family="paragraph" style:parent-style-name="Standard">
      <style:paragraph-properties fo:margin-top="0in" fo:margin-bottom="0in" loext:contextual-spacing="false" fo:text-align="justify" style:justify-single-word="false"/>
      <style:text-properties style:font-name="Trebuchet MS" fo:font-size="12pt" officeooo:rsid="001b2fbf" officeooo:paragraph-rsid="001b2fbf" style:font-name-asian="Trebuchet MS1" style:font-size-asian="12pt" style:font-name-complex="Trebuchet MS1" style:font-size-complex="12pt"/>
    </style:style>
    <style:style style:name="P8" style:family="paragraph" style:parent-style-name="Standard">
      <style:paragraph-properties fo:margin-top="0in" fo:margin-bottom="0in" loext:contextual-spacing="false" fo:text-align="justify" style:justify-single-word="false"/>
      <style:text-properties style:font-name="Trebuchet MS" fo:font-size="12pt" officeooo:rsid="001fccd3" officeooo:paragraph-rsid="001fccd3" style:font-name-asian="Trebuchet MS1" style:font-size-asian="12pt" style:font-name-complex="Trebuchet MS1" style:font-size-complex="12pt"/>
    </style:style>
    <style:style style:name="P9" style:family="paragraph" style:parent-style-name="Standard">
      <style:paragraph-properties fo:margin-top="0in" fo:margin-bottom="0in" loext:contextual-spacing="false" fo:text-align="justify" style:justify-single-word="false"/>
      <style:text-properties style:font-name="Trebuchet MS" fo:font-size="12pt" officeooo:rsid="0021126b" officeooo:paragraph-rsid="0021126b" style:font-name-asian="Trebuchet MS1" style:font-size-asian="12pt" style:font-name-complex="Trebuchet MS1" style:font-size-complex="12pt"/>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paragraph-properties fo:margin-top="0in" fo:margin-bottom="0in" loext:contextual-spacing="false" fo:text-align="justify" style:justify-single-word="false"/>
      <style:text-properties officeooo:rsid="001c084a" officeooo:paragraph-rsid="001c084a"/>
    </style:style>
    <style:style style:name="P12" style:family="paragraph" style:parent-style-name="Standard">
      <style:paragraph-properties fo:margin-top="0in" fo:margin-bottom="0in" loext:contextual-spacing="false" fo:text-align="justify" style:justify-single-word="false"/>
      <style:text-properties officeooo:rsid="001ee5c5" officeooo:paragraph-rsid="001ee5c5"/>
    </style:style>
    <style:style style:name="P13" style:family="paragraph" style:parent-style-name="Standard">
      <style:paragraph-properties fo:margin-top="0in" fo:margin-bottom="0in" loext:contextual-spacing="false"/>
      <style:text-properties style:font-name="Trebuchet Ms" fo:font-size="12pt" style:font-size-asian="12pt" style:font-size-complex="12pt"/>
    </style:style>
    <style:style style:name="P14" style:family="paragraph" style:parent-style-name="Standard">
      <style:paragraph-properties fo:margin-top="0in" fo:margin-bottom="0in" loext:contextual-spacing="false"/>
      <style:text-properties style:font-name="Trebuchet Ms" fo:font-size="12pt" officeooo:rsid="001dc1c4" officeooo:paragraph-rsid="001dc1c4" style:font-size-asian="12pt" style:font-size-complex="12pt"/>
    </style:style>
    <style:style style:name="P15" style:family="paragraph" style:parent-style-name="Standard">
      <style:paragraph-properties fo:margin-top="0in" fo:margin-bottom="0in" loext:contextual-spacing="false" fo:text-align="justify" style:justify-single-word="false"/>
      <style:text-properties officeooo:rsid="0021126b" officeooo:paragraph-rsid="0021126b"/>
    </style:style>
    <style:style style:name="P16" style:family="paragraph" style:parent-style-name="Standard">
      <style:paragraph-properties fo:margin-top="0in" fo:margin-bottom="0in" loext:contextual-spacing="false" fo:text-align="justify" style:justify-single-word="false"/>
      <style:text-properties officeooo:rsid="002206cc" officeooo:paragraph-rsid="002206cc"/>
    </style:style>
    <style:style style:name="P17" style:family="paragraph" style:parent-style-name="Standard">
      <style:paragraph-properties fo:margin-top="0in" fo:margin-bottom="0in" loext:contextual-spacing="false" fo:text-align="justify" style:justify-single-word="false"/>
      <style:text-properties officeooo:rsid="00247fbc" officeooo:paragraph-rsid="00247fbc"/>
    </style:style>
    <style:style style:name="P18"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rebuchet MS" fo:font-size="12pt" style:font-name-asian="Trebuchet MS1" style:font-size-asian="12pt" style:font-name-complex="Trebuchet MS1" style:font-size-complex="12pt"/>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1" style:family="paragraph">
      <loext:graphic-properties draw:fill="solid" draw:fill-color="#a0a0a0"/>
      <style:paragraph-properties fo:text-align="center"/>
    </style:style>
    <style:style style:name="T1" style:family="text">
      <style:text-properties style:font-name="Trebuchet MS" fo:font-size="24pt" fo:font-weight="bold" style:font-name-asian="Trebuchet MS1" style:font-size-asian="24pt" style:font-weight-asian="bold" style:font-name-complex="Trebuchet MS1" style:font-size-complex="24pt"/>
    </style:style>
    <style:style style:name="T2" style:family="text">
      <style:text-properties style:font-name="Trebuchet MS" fo:font-size="12pt" style:font-name-asian="Trebuchet MS1" style:font-size-asian="12pt" style:font-name-complex="Trebuchet MS1" style:font-size-complex="12pt"/>
    </style:style>
    <style:style style:name="T3" style:family="text">
      <style:text-properties style:font-name="Trebuchet MS" fo:font-size="12pt" officeooo:rsid="001fccd3" style:font-name-asian="Trebuchet MS1" style:font-size-asian="12pt" style:font-name-complex="Trebuchet MS1" style:font-size-complex="12pt"/>
    </style:style>
    <style:style style:name="T4" style:family="text">
      <style:text-properties style:font-name="Trebuchet MS" fo:font-size="12pt" officeooo:rsid="0022ea63" style:font-name-asian="Trebuchet MS1" style:font-size-asian="12pt" style:font-name-complex="Trebuchet MS1" style:font-size-complex="12pt"/>
    </style:style>
    <style:style style:name="T5" style:family="text">
      <style:text-properties style:font-name="Trebuchet MS" fo:font-size="12pt" officeooo:rsid="0025d621" style:font-name-asian="Trebuchet MS1" style:font-size-asian="12pt" style:font-name-complex="Trebuchet MS1" style:font-size-complex="12pt"/>
    </style:style>
    <style:style style:name="T6" style:family="text">
      <style:text-properties style:font-name="Trebuchet MS" fo:font-size="12pt" fo:font-weight="bold" style:font-name-asian="Trebuchet MS1" style:font-size-asian="12pt" style:font-weight-asian="bold" style:font-name-complex="Trebuchet MS1" style:font-size-complex="12pt"/>
    </style:style>
    <style:style style:name="T7" style:family="text">
      <style:text-properties style:font-name="Trebuchet MS" fo:font-size="12pt" fo:font-style="italic" style:font-name-asian="Trebuchet MS1" style:font-size-asian="12pt" style:font-style-asian="italic" style:font-name-complex="Trebuchet MS1" style:font-size-complex="12pt"/>
    </style:style>
    <style:style style:name="T8" style:family="text">
      <style:text-properties style:font-name="Trebuchet MS" fo:font-size="13pt" fo:font-weight="bold" style:font-name-asian="Trebuchet MS1" style:font-size-asian="13pt" style:font-weight-asian="bold" style:font-name-complex="Trebuchet MS1" style:font-size-complex="13pt"/>
    </style:style>
    <style:style style:name="T9" style:family="text">
      <style:text-properties fo:color="#0000ff" style:font-name="Trebuchet MS" fo:font-size="12pt" style:text-underline-style="solid" style:text-underline-width="auto" style:text-underline-color="font-color" style:font-name-asian="Trebuchet MS1" style:font-size-asian="12pt" style:font-name-complex="Trebuchet MS1" style:font-size-complex="12pt"/>
    </style:style>
    <style:style style:name="T10" style:family="text">
      <style:text-properties officeooo:rsid="002007ad"/>
    </style:style>
    <style:style style:name="T11" style:family="text">
      <style:text-properties style:font-name="Trebuchet Ms" fo:font-size="12pt" style:font-name-asian="Trebuchet MS1" style:font-size-asian="12pt" style:font-name-complex="Trebuchet M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span text:style-name="T1">Assignment 5: MIPS Pipeline</text:span></text:p>
      <text:p text:style-name="P4"/>
      <text:p text:style-name="P10"><text:span text:style-name="T2">This assignment is based on MIPS pipeline simulation using WinMIPS64 simulator. The simulator and its documentation/tutorial is available at</text:span><text:a xlink:type="simple" xlink:href="http://indigo.ie/~mscott/" text:style-name="Internet_20_link" text:visited-style-name="Visited_20_Internet_20_Link"><text:span text:style-name="T2"> </text:span></text:a><text:a xlink:type="simple" xlink:href="http://indigo.ie/~mscott/" text:style-name="Internet_20_link" text:visited-style-name="Visited_20_Internet_20_Link"><text:span text:style-name="T9">http://indigo.ie/~mscott/</text:span></text:a><text:span text:style-name="T2">. Since the simulator is based on windows, you will have to use something like Wine (</text:span><text:a xlink:type="simple" xlink:href="https://www.winehq.org" text:style-name="Internet_20_link" text:visited-style-name="Visited_20_Internet_20_Link"><text:span text:style-name="T9">https://www.winehq.org</text:span></text:a><text:span text:style-name="T2">) to run it on ubuntu or macOS.</text:span></text:p>
      <text:p text:style-name="P6"/>
      <text:p text:style-name="P10"><text:span text:style-name="T8">Submission Instructions:</text:span><text:span text:style-name="T6"> </text:span><text:span text:style-name="T2">Make a directory named with your roll number. For each problem </text:span><text:span text:style-name="T7">i, </text:span><text:span text:style-name="T2">write your code (if required by the problem) in a file named </text:span><text:span text:style-name="T7">i.</text:span><text:span text:style-name="T2">s and include them in your submission directory. Also write answer to each question just below it and include this file in your submission. Finally submit a tar.gz i.e., [roll-no.].tar.gz (as follows) on moodle:</text:span></text:p>
      <text:p text:style-name="P10"><text:span text:style-name="T2"><text:tab/>[roll-no.]</text:span></text:p>
      <text:p text:style-name="P10"><text:span text:style-name="T2"><text:tab/> <text:s text:c="3"/>|----1.s</text:span></text:p>
      <text:p text:style-name="P10"><text:span text:style-name="T2"><text:tab/> <text:s text:c="3"/>|----2.s</text:span></text:p>
      <text:p text:style-name="P10"><text:span text:style-name="T2"><text:tab/> <text:s text:c="3"/>:</text:span></text:p>
      <text:p text:style-name="P10"><text:span text:style-name="T2"><text:tab/> <text:s text:c="3"/>|----n.s</text:span></text:p>
      <text:p text:style-name="P18"><text:span text:style-name="T2"><text:s text:c="4"/>|----a5.docx (or any other format as you like)</text:span></text:p>
      <text:p text:style-name="P19"/>
      <text:p text:style-name="P20"><draw:rect text:anchor-type="as-char" svg:y="0in" draw:z-index="0" draw:style-name="gr1" draw:text-style-name="P21" svg:width="0.0012in" svg:height="0.0213in"><text:p/></draw:rect></text:p>
      <text:p text:style-name="P6"/>
      <text:p text:style-name="P10"><text:span text:style-name="T2">1. Write a snippet of assembly code and use the simulator timing diagram to deduce whether each of the following is pipelined and, if so, the number of stages involved in each operation.</text:span></text:p>
      <text:p text:style-name="P10"><text:span text:style-name="T2">(i) Integer multiply</text:span></text:p>
      <text:p text:style-name="P10"><text:span text:style-name="T2">(ii) integer divide</text:span></text:p>
      <text:p text:style-name="P10"><text:span text:style-name="T2">(iii) FP add</text:span></text:p>
      <text:p text:style-name="P10"><text:span text:style-name="T2">(iv) FP multiply</text:span></text:p>
      <text:p text:style-name="P10"><text:span text:style-name="T2">(v) FP divide</text:span></text:p>
      <text:p text:style-name="P6"/>
      <text:p text:style-name="P7">Ans.</text:p>
      <text:p text:style-name="P7">(i) <text:s/>7 stage pipeline</text:p>
      <text:p text:style-name="P7">(ii) Not pipelined</text:p>
      <text:p text:style-name="P7">(iii) 4 stage pipeline</text:p>
      <text:p text:style-name="P7">(iv) 7 stage pipeline</text:p>
      <text:p text:style-name="P7">(v) Not pipelined</text:p>
      <text:p text:style-name="P7"/>
      <text:p text:style-name="P10"><text:soft-page-break/><text:span text:style-name="T2">2. Configure the pipeline to (a) suppress forwarding and (b) enable forwarding for different snippets of code.</text:span></text:p>
      <text:p text:style-name="P10"><text:span text:style-name="T2"/></text:p>
      <text:p text:style-name="P11"><text:span text:style-name="T2">Ans. When forwarding is disabled, any instruction which uses registers which were involved in previous instructions but have not yet been written back (i.e., WB stage has not been completed yet) have to wait for WB to be done. </text:span></text:p>
      <text:p text:style-name="P11"><text:span text:style-name="T2">When forwarding is enabled, the instructions do not wait for the values to be written back to the register and the new values are instead copied from the output of the ALU, which allows for the subsequent instruction to start executing much faster.</text:span></text:p>
      <text:p text:style-name="P6"/>
      <text:p text:style-name="P10"><text:span text:style-name="T2">3. Write a 2-instruction sequence to maximize the time between the start of the first instruction and the end of the last. Repeat for a 3-instruction sequence.</text:span></text:p>
      <text:p text:style-name="P13"/>
      <text:p text:style-name="P14">Ans. <text:span text:style-name="T10">Division takes the longest time – 24 cycles and is not pipelined. So even with forwarding, two consecutive divisions with RAW hazard will have </text:span></text:p>
      <text:p text:style-name="P14"/>
      <text:p text:style-name="P10"><text:span text:style-name="T11">4. Write a snippet of code with the potential to create a structural hazard in the multi-cycle execu</text:span><text:span text:style-name="T2">tion case. Is this resolved in the pipeline and, if so, how?</text:span></text:p>
      <text:p text:style-name="P10"><text:span text:style-name="T2"/></text:p>
      <text:p text:style-name="P12"><text:span text:style-name="T2">Ans. This is resolved in the pipeline by </text:span><text:span text:style-name="T3">temporarily stalling the execution of later instructions. That is, when an older instruction finishes its execution, all the newer instructions are stalled while the older instruction moves forward in the pipeline.</text:span></text:p>
      <text:p text:style-name="P6"/>
      <text:p text:style-name="P10"><text:span text:style-name="T2">5. What is the time to execute a pair of multiply instructions with the second having a RAW dependency on the first, <text:s/>with and without forwarding?</text:span></text:p>
      <text:p text:style-name="P8"/>
      <text:p text:style-name="P8">Ans. 18 cycles with forwarding, 20 cycles without</text:p>
      <text:p text:style-name="P8"/>
      <text:p text:style-name="P10"><text:span text:style-name="T2">6. Write a snippet of code to determine the branch penalty in each case – (a) branch not taken and (b) branch taken? What are the penalties in each case and what do you conclude about the stage in which the branch condition is evaluated and the stage in which the target address is computed?</text:span></text:p>
      <text:p text:style-name="P9"/>
      <text:p text:style-name="P9">Ans. The scheme for branch penalty is static.</text:p>
      <text:p text:style-name="P9">(a) 0</text:p>
      <text:p text:style-name="P9">(b) 1</text:p>
      <text:p text:style-name="P9"><text:soft-page-break/></text:p>
      <text:p text:style-name="P10"><text:span text:style-name="T2">7. Experiment by configuring the pipeline to support a branch delay slot. Show a snippet of code in which this feature is useful and one where this feature is not.</text:span></text:p>
      <text:p text:style-name="P16"><text:span text:style-name="T2"/></text:p>
      <text:p text:style-name="P15"><text:span text:style-name="T2">Ans. </text:span></text:p>
      <text:p text:style-name="P6"/>
      <text:p text:style-name="P10"><text:span text:style-name="T2">8. Write a snippet to illustrate a potential WAW hazard. Is this situation handled in the pipeline and, if so, how?</text:span></text:p>
      <text:p text:style-name="P10"><text:span text:style-name="T2"/></text:p>
      <text:p text:style-name="P16"><text:span text:style-name="T2">Ans. Yes it is handled in the pipeline by stalling the other instruction until the first instruction completes the WB stage.</text:span></text:p>
      <text:p text:style-name="P6"/>
      <text:p text:style-name="P10"><text:span text:style-name="T2">9. Can a WAR hazard exist in this pipeline? If so, how? If no, why not?</text:span></text:p>
      <text:p text:style-name="P10"><text:span text:style-name="T2"/></text:p>
      <text:p text:style-name="P16"><text:span text:style-name="T2">Ans. </text:span><text:span text:style-name="T5">Yes. We need to have a write instruction which should complete before a read instruction.</text:span></text:p>
      <text:p text:style-name="P6"/>
      <text:p text:style-name="P10"><text:span text:style-name="T2">10. It is required to sum 12 FP numbers residing in registers f1 through f12. Write the snippet of code to perform the summation with the minimum number of clock cycles. What is the minimum time required? Assume that the final sum should be in f13 and that the contents of registers f1 through f12 should not be destroyed.</text:span></text:p>
      <text:p text:style-name="P10"><text:span text:style-name="T2"/></text:p>
      <text:p text:style-name="P17"><text:span text:style-name="T2">Ans. 23 cycles</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rebuchet Ms" svg:font-family="'Trebuchet M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9T17:08:48.901303199</dc:date>
    <meta:editing-duration>PT7M39S</meta:editing-duration>
    <meta:editing-cycles>2</meta:editing-cycles>
    <meta:generator>LibreOffice/5.1.6.2$Linux_X86_64 LibreOffice_project/10m0$Build-2</meta:generator>
    <meta:document-statistic meta:table-count="0" meta:image-count="0" meta:object-count="0" meta:page-count="3" meta:paragraph-count="43" meta:word-count="676" meta:character-count="3927" meta:non-whitespace-character-count="3265"/>
  </office:meta>
</office:document-meta>
</file>